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0.99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EPD ratio</text:p>
          </table:table-cell>
          <table:table-cell office:value-type="string">
            <text:p>Angle (deg)</text:p>
          </table:table-cell>
          <table:table-cell office:value-type="string">
            <text:p>Max init rad ratio</text:p>
          </table:table-cell>
          <table:table-cell office:value-type="string">
            <text:p>Hit rad</text:p>
          </table:table-cell>
          <table:table-cell office:value-type="string">
            <text:p>Det Eff</text:p>
          </table:table-cell>
          <table:table-cell office:value-type="string">
            <text:p>Total Eff</text:p>
          </table:table-cell>
          <table:table-cell office:value-type="string">
            <text:p>Notes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360/488" office:value-type="float" office:value="0.737704918032787">
            <text:p>0.737704918</text:p>
          </table:table-cell>
          <table:table-cell office:value-type="float" office:value="0.002">
            <text:p>0.002</text:p>
          </table:table-cell>
          <table:table-cell table:formula="of:=4854/10000" office:value-type="float" office:value="0.4854">
            <text:p>0.4854</text:p>
          </table:table-cell>
          <table:table-cell table:formula="of:=[.E2]*(488/643)^2" office:value-type="float" office:value="0.279587319354987">
            <text:p>0.27958731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f:=360/488" office:value-type="float" office:value="0.737704918032787">
            <text:p>0.737704918</text:p>
          </table:table-cell>
          <table:table-cell office:value-type="float" office:value="0.005">
            <text:p>0.005</text:p>
          </table:table-cell>
          <table:table-cell table:formula="of:=5113/10000" office:value-type="float" office:value="0.5113">
            <text:p>0.5113</text:p>
          </table:table-cell>
          <table:table-cell table:formula="of:=[.E3]*(488/643)^2" office:value-type="float" office:value="0.29450555497776">
            <text:p>0.2945055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f:=360/488" office:value-type="float" office:value="0.737704918032787">
            <text:p>0.737704918</text:p>
          </table:table-cell>
          <table:table-cell office:value-type="float" office:value="0.02">
            <text:p>0.02</text:p>
          </table:table-cell>
          <table:table-cell table:formula="of:=4786/10000" office:value-type="float" office:value="0.4786">
            <text:p>0.4786</text:p>
          </table:table-cell>
          <table:table-cell table:formula="of:=[.E4]*(488/643)^2" office:value-type="float" office:value="0.275670562511942">
            <text:p>0.2756705625</text:p>
          </table:table-cell>
          <table:table-cell office:value-type="string">
            <text:p>Significant distortion – starting location map is funky</text:p>
          </table:table-cell>
          <table:table-cell table:number-columns-repeated="2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02">
            <text:p>0.002</text:p>
          </table:table-cell>
          <table:table-cell table:formula="of:=4648/10000" office:value-type="float" office:value="0.4648">
            <text:p>0.4648</text:p>
          </table:table-cell>
          <table:table-cell table:formula="of:=[.E5]*(488/643)^2" office:value-type="float" office:value="0.267721850095175">
            <text:p>0.267721850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7">
            <text:p>0.7</text:p>
          </table:table-cell>
          <table:table-cell office:value-type="float" office:value="0.005">
            <text:p>0.005</text:p>
          </table:table-cell>
          <table:table-cell table:formula="of:=4698/10000" office:value-type="float" office:value="0.4698">
            <text:p>0.4698</text:p>
          </table:table-cell>
          <table:table-cell table:formula="of:=[.E6]*(488/643)^2" office:value-type="float" office:value="0.27060181836212">
            <text:p>0.27060181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table:formula="of:=3602/10000" office:value-type="float" office:value="0.3602">
            <text:p>0.3602</text:p>
          </table:table-cell>
          <table:table-cell table:formula="of:=[.E7]*(488/643)^2" office:value-type="float" office:value="0.207472913950693">
            <text:p>0.207472914</text:p>
          </table:table-cell>
          <table:table-cell office:value-type="string">
            <text:p>Efficiency goes down with no real improvement in performance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No blocker</text:p>
          </table:table-cell>
          <table:table-cell office:value-type="string">
            <text:p>Shift in</text:p>
          </table:table-cell>
          <table:table-cell office:value-type="string">
            <text:p>Hit rad (0 deg)</text:p>
          </table:table-cell>
          <table:table-cell office:value-type="string">
            <text:p>Hit rad (10 deg)</text:p>
          </table:table-cell>
          <table:table-cell office:value-type="string">
            <text:p>Hit rad (20 deg)</text:p>
          </table:table-cell>
          <table:table-cell office:value-type="string">
            <text:p>Hit rad (30 deg)Hit rad (40 deg)</text:p>
          </table:table-cell>
          <table:table-cell/>
          <table:table-cell office:value-type="string">
            <text:p>Hit rad (50 deg)</text:p>
          </table:table-cell>
        </table:table-row>
        <table:table-row table:style-name="ro2"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15">
            <text:p>0.015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table:number-columns-repeated="2"/>
          <table:table-cell office:value-type="float" office:value="-0.1">
            <text:p>-0.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2">
            <text:p>0.02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  <table:table-cell office:value-type="float" office:value="-0.2">
            <text:p>-0.2</text:p>
          </table:table-cell>
          <table:table-cell table:number-columns-repeated="2" office:value-type="float" office:value="0.065">
            <text:p>0.065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3">
            <text:p>0.03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  <table:table-cell office:value-type="string">
            <text:p>Note: about half are reflected when lens is included!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When “lens” is a flat, thin cube of lensmat, basically no reflec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lso no reflection when “lens” is a thick cube of lensma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So it seems reflection is perhaps due to incident angl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Further tests show almost all refraction is happening at second surface</text:p>
          </table:table-cell>
          <table:table-cell table:number-columns-repeated="4"/>
          <table:table-cell office:value-type="string">
            <text:p>3900 reflections for both vs 200 for just firs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nd primarily for light at large positions, i.e. outside the Zemax aperture (~0.7)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lso, about 256 steps is where performance asymptotes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4:35:13</meta:creation-date>
    <dc:date>2017-02-15T18:00:18</dc:date>
    <meta:editing-duration>PT3H21M21S</meta:editing-duration>
    <meta:editing-cycles>6</meta:editing-cycles>
    <meta:generator>LibreOffice/3.5$Linux_X86_64 LibreOffice_project/350m1$Build-2</meta:generator>
    <meta:document-statistic meta:table-count="3" meta:cell-count="84" meta:object-count="0"/>
  </office:meta>
</office:document-meta>
</file>